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3" table:default-cell-style-name="ce14"/>
        <table:table-column table:style-name="co2" table:default-cell-style-name="ce16"/>
        <table:table-column table:style-name="co2" table:default-cell-style-name="ce18"/>
        <table:table-row table:style-name="ro1">
          <table:table-cell office:value-type="string" calcext:value-type="string">
            <text:p><text:s/>algorithm <text:s text:c="11"/></text:p>
          </table:table-cell>
          <table:table-cell table:style-name="Default" office:value-type="string" calcext:value-type="string">
            <text:p><text:s text:c="3"/>F-measure </text:p>
          </table:table-cell>
          <table:table-cell table:style-name="Default" office:value-type="string" calcext:value-type="string">
            <text:p><text:s text:c="3"/>Cemgil </text:p>
          </table:table-cell>
          <table:table-cell table:style-name="Default" office:value-type="string" calcext:value-type="string">
            <text:p><text:s text:c="6"/>Goto </text:p>
          </table:table-cell>
          <table:table-cell table:style-name="Default" office:value-type="string" calcext:value-type="string">
            <text:p><text:s text:c="3"/>McKinney P-score </text:p>
          </table:table-cell>
          <table:table-cell table:style-name="Default" office:value-type="string" calcext:value-type="string">
            <text:p><text:s text:c="3"/>Precision </text:p>
          </table:table-cell>
          <table:table-cell table:style-name="Default" office:value-type="string" calcext:value-type="string">
            <text:p><text:s text:c="3"/>Recall </text:p>
          </table:table-cell>
        </table:table-row>
        <table:table-row table:style-name="ro1">
          <table:table-cell office:value-type="string" calcext:value-type="string">
            <text:p><text:s/>SB1 <text:s text:c="17"/></text:p>
          </table:table-cell>
          <table:table-cell table:style-name="ce7" office:value-type="float" office:value="0.547121" calcext:value-type="float">
            <text:p>0.547121</text:p>
          </table:table-cell>
          <table:table-cell table:style-name="ce9" office:value-type="float" office:value="0.436283" calcext:value-type="float">
            <text:p>0.436283</text:p>
          </table:table-cell>
          <table:table-cell table:style-name="ce11" office:value-type="float" office:value="0.225806" calcext:value-type="float">
            <text:p>0.225806</text:p>
          </table:table-cell>
          <table:table-cell table:style-name="ce13" office:value-type="float" office:value="0.649256" calcext:value-type="float">
            <text:p>0.649256</text:p>
          </table:table-cell>
          <table:table-cell table:style-name="ce15" office:value-type="float" office:value="0.532478" calcext:value-type="float">
            <text:p>0.532478</text:p>
          </table:table-cell>
          <table:table-cell table:style-name="ce17"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 <text:s text:c="10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2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3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4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5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6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2,5 <text:s text:c="6"/></text:p>
          </table:table-cell>
          <table:table-cell office:value-type="float" office:value="0.537942" calcext:value-type="float">
            <text:p>0.537942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526321" calcext:value-type="float">
            <text:p>0.526321</text:p>
          </table:table-cell>
          <table:table-cell office:value-type="float" office:value="0.582903" calcext:value-type="float">
            <text:p>0.582903</text:p>
          </table:table-cell>
        </table:table-row>
        <table:table-row table:style-name="ro1">
          <table:table-cell office:value-type="string" calcext:value-type="string">
            <text:p><text:s/>consensus1,2,4,5 <text:s text:c="4"/>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423958" calcext:value-type="float">
            <text:p>0.42395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523672" calcext:value-type="float">
            <text:p>0.523672</text:p>
          </table:table-cell>
          <table:table-cell office:value-type="float" office:value="0.582691" calcext:value-type="float">
            <text:p>0.582691</text:p>
          </table:table-cell>
        </table:table-row>
        <table:table-row table:style-name="ro1">
          <table:table-cell office:value-type="string" calcext:value-type="string">
            <text:p><text:s/>consensus1,2,5,6 <text:s text:c="4"/></text:p>
          </table:table-cell>
          <table:table-cell office:value-type="float" office:value="0.534712" calcext:value-type="float">
            <text:p>0.534712</text:p>
          </table:table-cell>
          <table:table-cell office:value-type="float" office:value="0.422805" calcext:value-type="float">
            <text:p>0.422805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43686" calcext:value-type="float">
            <text:p>0.643686</text:p>
          </table:table-cell>
          <table:table-cell office:value-type="float" office:value="0.525307" calcext:value-type="float">
            <text:p>0.525307</text:p>
          </table:table-cell>
          <table:table-cell office:value-type="float" office:value="0.58016" calcext:value-type="float">
            <text:p>0.58016</text:p>
          </table:table-cell>
        </table:table-row>
        <table:table-row table:style-name="ro1">
          <table:table-cell office:value-type="string" calcext:value-type="string">
            <text:p><text:s/>consensus1,2,4,5,6 <text:s text:c="2"/></text:p>
          </table:table-cell>
          <table:table-cell office:value-type="float" office:value="0.534229" calcext:value-type="float">
            <text:p>0.534229</text:p>
          </table:table-cell>
          <table:table-cell office:value-type="float" office:value="0.422364" calcext:value-type="float">
            <text:p>0.422364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0.646149" calcext:value-type="float">
            <text:p>0.646149</text:p>
          </table:table-cell>
          <table:table-cell office:value-type="float" office:value="0.520878" calcext:value-type="float">
            <text:p>0.520878</text:p>
          </table:table-cell>
          <table:table-cell office:value-type="float" office:value="0.582347" calcext:value-type="float">
            <text:p>0.582347</text:p>
          </table:table-cell>
        </table:table-row>
        <table:table-row table:style-name="ro1">
          <table:table-cell office:value-type="string" calcext:value-type="string">
            <text:p><text:s/>consensus1,2,3 <text:s text:c="6"/></text:p>
          </table:table-cell>
          <table:table-cell office:value-type="float" office:value="0.533891" calcext:value-type="float">
            <text:p>0.533891</text:p>
          </table:table-cell>
          <table:table-cell office:value-type="float" office:value="0.424633" calcext:value-type="float">
            <text:p>0.424633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39191" calcext:value-type="float">
            <text:p>0.639191</text:p>
          </table:table-cell>
          <table:table-cell office:value-type="float" office:value="0.518256" calcext:value-type="float">
            <text:p>0.518256</text:p>
          </table:table-cell>
          <table:table-cell office:value-type="float" office:value="0.585668" calcext:value-type="float">
            <text:p>0.585668</text:p>
          </table:table-cell>
        </table:table-row>
        <table:table-row table:style-name="ro1">
          <table:table-cell office:value-type="string" calcext:value-type="string">
            <text:p><text:s/>consensus1,2,3,6 <text:s text:c="4"/></text:p>
          </table:table-cell>
          <table:table-cell office:value-type="float" office:value="0.532419" calcext:value-type="float">
            <text:p>0.532419</text:p>
          </table:table-cell>
          <table:table-cell office:value-type="float" office:value="0.422973" calcext:value-type="float">
            <text:p>0.42297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0.637248" calcext:value-type="float">
            <text:p>0.637248</text:p>
          </table:table-cell>
          <table:table-cell office:value-type="float" office:value="0.516854" calcext:value-type="float">
            <text:p>0.516854</text:p>
          </table:table-cell>
          <table:table-cell office:value-type="float" office:value="0.585059" calcext:value-type="float">
            <text:p>0.585059</text:p>
          </table:table-cell>
        </table:table-row>
        <table:table-row table:style-name="ro1">
          <table:table-cell office:value-type="string" calcext:value-type="string">
            <text:p><text:s/>consensus1,2,3,5 <text:s text:c="4"/></text:p>
          </table:table-cell>
          <table:table-cell office:value-type="float" office:value="0.529991" calcext:value-type="float">
            <text:p>0.529991</text:p>
          </table:table-cell>
          <table:table-cell office:value-type="float" office:value="0.417679" calcext:value-type="float">
            <text:p>0.417679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37775" calcext:value-type="float">
            <text:p>0.637775</text:p>
          </table:table-cell>
          <table:table-cell office:value-type="float" office:value="0.514784" calcext:value-type="float">
            <text:p>0.514784</text:p>
          </table:table-cell>
          <table:table-cell office:value-type="float" office:value="0.582063" calcext:value-type="float">
            <text:p>0.582063</text:p>
          </table:table-cell>
        </table:table-row>
        <table:table-row table:style-name="ro1">
          <table:table-cell office:value-type="string" calcext:value-type="string">
            <text:p><text:s/>consensus1,2,4 <text:s text:c="6"/></text:p>
          </table:table-cell>
          <table:table-cell office:value-type="float" office:value="0.529938" calcext:value-type="float">
            <text:p>0.529938</text:p>
          </table:table-cell>
          <table:table-cell office:value-type="float" office:value="0.420979" calcext:value-type="float">
            <text:p>0.420979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40456" calcext:value-type="float">
            <text:p>0.640456</text:p>
          </table:table-cell>
          <table:table-cell office:value-type="float" office:value="0.514442" calcext:value-type="float">
            <text:p>0.514442</text:p>
          </table:table-cell>
          <table:table-cell office:value-type="float" office:value="0.584573" calcext:value-type="float">
            <text:p>0.584573</text:p>
          </table:table-cell>
        </table:table-row>
        <table:table-row table:style-name="ro1">
          <table:table-cell office:value-type="string" calcext:value-type="string">
            <text:p><text:s/>consensus1,2,4,6 <text:s text:c="4"/></text:p>
          </table:table-cell>
          <table:table-cell office:value-type="float" office:value="0.528804" calcext:value-type="float">
            <text:p>0.528804</text:p>
          </table:table-cell>
          <table:table-cell office:value-type="float" office:value="0.420504" calcext:value-type="float">
            <text:p>0.420504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40253" calcext:value-type="float">
            <text:p>0.640253</text:p>
          </table:table-cell>
          <table:table-cell office:value-type="float" office:value="0.514495" calcext:value-type="float">
            <text:p>0.514495</text:p>
          </table:table-cell>
          <table:table-cell office:value-type="float" office:value="0.580242" calcext:value-type="float">
            <text:p>0.580242</text:p>
          </table:table-cell>
        </table:table-row>
        <table:table-row table:style-name="ro1">
          <table:table-cell office:value-type="string" calcext:value-type="string">
            <text:p><text:s/>consensus1,2,3,5,6 <text:s text:c="2"/></text:p>
          </table:table-cell>
          <table:table-cell office:value-type="float" office:value="0.527195" calcext:value-type="float">
            <text:p>0.527195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34213" calcext:value-type="float">
            <text:p>0.634213</text:p>
          </table:table-cell>
          <table:table-cell office:value-type="float" office:value="0.512163" calcext:value-type="float">
            <text:p>0.512163</text:p>
          </table:table-cell>
          <table:table-cell office:value-type="float" office:value="0.579754" calcext:value-type="float">
            <text:p>0.579754</text:p>
          </table:table-cell>
        </table:table-row>
        <table:table-row table:style-name="ro1">
          <table:table-cell office:value-type="string" calcext:value-type="string">
            <text:p><text:s/>consensus1,2,6 <text:s text:c="6"/></text:p>
          </table:table-cell>
          <table:table-cell office:value-type="float" office:value="0.514358" calcext:value-type="float">
            <text:p>0.514358</text:p>
          </table:table-cell>
          <table:table-cell office:value-type="float" office:value="0.407896" calcext:value-type="float">
            <text:p>0.407896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20096" calcext:value-type="float">
            <text:p>0.620096</text:p>
          </table:table-cell>
          <table:table-cell office:value-type="float" office:value="0.502119" calcext:value-type="float">
            <text:p>0.502119</text:p>
          </table:table-cell>
          <table:table-cell office:value-type="float" office:value="0.562588" calcext:value-type="float">
            <text:p>0.562588</text:p>
          </table:table-cell>
        </table:table-row>
        <table:table-row table:style-name="ro1">
          <table:table-cell office:value-type="string" calcext:value-type="string">
            <text:p><text:s/>consensus1,2,3,4,6 <text:s text:c="2"/></text:p>
          </table:table-cell>
          <table:table-cell office:value-type="float" office:value="0.502639" calcext:value-type="float">
            <text:p>0.502639</text:p>
          </table:table-cell>
          <table:table-cell office:value-type="float" office:value="0.396097" calcext:value-type="float">
            <text:p>0.396097</text:p>
          </table:table-cell>
          <table:table-cell office:value-type="float" office:value="0.221198" calcext:value-type="float">
            <text:p>0.221198</text:p>
          </table:table-cell>
          <table:table-cell office:value-type="float" office:value="0.607389" calcext:value-type="float">
            <text:p>0.607389</text:p>
          </table:table-cell>
          <table:table-cell office:value-type="float" office:value="0.479122" calcext:value-type="float">
            <text:p>0.479122</text:p>
          </table:table-cell>
          <table:table-cell office:value-type="float" office:value="0.572474" calcext:value-type="float">
            <text:p>0.572474</text:p>
          </table:table-cell>
        </table:table-row>
        <table:table-row table:style-name="ro1">
          <table:table-cell office:value-type="string" calcext:value-type="string">
            <text:p><text:s/>consensus1,2,3,4 <text:s text:c="4"/></text:p>
          </table:table-cell>
          <table:table-cell office:value-type="float" office:value="0.500262" calcext:value-type="float">
            <text:p>0.500262</text:p>
          </table:table-cell>
          <table:table-cell office:value-type="float" office:value="0.394796" calcext:value-type="float">
            <text:p>0.394796</text:p>
          </table:table-cell>
          <table:table-cell office:value-type="float" office:value="0.207373" calcext:value-type="float">
            <text:p>0.207373</text:p>
          </table:table-cell>
          <table:table-cell office:value-type="float" office:value="0.603577" calcext:value-type="float">
            <text:p>0.603577</text:p>
          </table:table-cell>
          <table:table-cell office:value-type="float" office:value="0.474091" calcext:value-type="float">
            <text:p>0.474091</text:p>
          </table:table-cell>
          <table:table-cell office:value-type="float" office:value="0.574823" calcext:value-type="float">
            <text:p>0.574823</text:p>
          </table:table-cell>
        </table:table-row>
        <table:table-row table:style-name="ro1">
          <table:table-cell office:value-type="string" calcext:value-type="string">
            <text:p><text:s/>consensus1,2,3,4,5 <text:s text:c="2"/></text:p>
          </table:table-cell>
          <table:table-cell office:value-type="float" office:value="0.497302" calcext:value-type="float">
            <text:p>0.497302</text:p>
          </table:table-cell>
          <table:table-cell office:value-type="float" office:value="0.390129" calcext:value-type="float">
            <text:p>0.390129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02504" calcext:value-type="float">
            <text:p>0.602504</text:p>
          </table:table-cell>
          <table:table-cell office:value-type="float" office:value="0.47114" calcext:value-type="float">
            <text:p>0.47114</text:p>
          </table:table-cell>
          <table:table-cell office:value-type="float" office:value="0.570794" calcext:value-type="float">
            <text:p>0.570794</text:p>
          </table:table-cell>
        </table:table-row>
        <table:table-row table:style-name="ro1">
          <table:table-cell office:value-type="string" calcext:value-type="string">
            <text:p><text:s/>consensus1,2,3,4,5,6 </text:p>
          </table:table-cell>
          <table:table-cell office:value-type="float" office:value="0.495516" calcext:value-type="float">
            <text:p>0.495516</text:p>
          </table:table-cell>
          <table:table-cell office:value-type="float" office:value="0.388682" calcext:value-type="float">
            <text:p>0.388682</text:p>
          </table:table-cell>
          <table:table-cell office:value-type="float" office:value="0.221198" calcext:value-type="float">
            <text:p>0.221198</text:p>
          </table:table-cell>
          <table:table-cell office:value-type="float" office:value="0.603021" calcext:value-type="float">
            <text:p>0.603021</text:p>
          </table:table-cell>
          <table:table-cell office:value-type="float" office:value="0.471321" calcext:value-type="float">
            <text:p>0.471321</text:p>
          </table:table-cell>
          <table:table-cell office:value-type="float" office:value="0.565842" calcext:value-type="float">
            <text:p>0.565842</text:p>
          </table:table-cell>
        </table:table-row>
        <table:table-row table:style-name="ro1">
          <table:table-cell office:value-type="string" calcext:value-type="string">
            <text:p><text:s/>consensus2 <text:s text:c="10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3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4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5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6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1,4,5 <text:s text:c="6"/></text:p>
          </table:table-cell>
          <table:table-cell office:value-type="float" office:value="0.48311" calcext:value-type="float">
            <text:p>0.48311</text:p>
          </table:table-cell>
          <table:table-cell office:value-type="float" office:value="0.380891" calcext:value-type="float">
            <text:p>0.380891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78617" calcext:value-type="float">
            <text:p>0.578617</text:p>
          </table:table-cell>
          <table:table-cell office:value-type="float" office:value="0.460787" calcext:value-type="float">
            <text:p>0.460787</text:p>
          </table:table-cell>
          <table:table-cell office:value-type="float" office:value="0.55234" calcext:value-type="float">
            <text:p>0.55234</text:p>
          </table:table-cell>
        </table:table-row>
        <table:table-row table:style-name="ro1">
          <table:table-cell office:value-type="string" calcext:value-type="string">
            <text:p><text:s/>consensus1,4,5,6 <text:s text:c="4"/></text:p>
          </table:table-cell>
          <table:table-cell office:value-type="float" office:value="0.479775" calcext:value-type="float">
            <text:p>0.479775</text:p>
          </table:table-cell>
          <table:table-cell office:value-type="float" office:value="0.378365" calcext:value-type="float">
            <text:p>0.378365</text:p>
          </table:table-cell>
          <table:table-cell office:value-type="float" office:value="0.18894" calcext:value-type="float">
            <text:p>0.18894</text:p>
          </table:table-cell>
          <table:table-cell office:value-type="float" office:value="0.579227" calcext:value-type="float">
            <text:p>0.579227</text:p>
          </table:table-cell>
          <table:table-cell office:value-type="float" office:value="0.458385" calcext:value-type="float">
            <text:p>0.458385</text:p>
          </table:table-cell>
          <table:table-cell office:value-type="float" office:value="0.543581" calcext:value-type="float">
            <text:p>0.543581</text:p>
          </table:table-cell>
        </table:table-row>
        <table:table-row table:style-name="ro1">
          <table:table-cell office:value-type="string" calcext:value-type="string">
            <text:p><text:s/>consensus1,3,5 <text:s text:c="6"/></text:p>
          </table:table-cell>
          <table:table-cell office:value-type="float" office:value="0.476094" calcext:value-type="float">
            <text:p>0.476094</text:p>
          </table:table-cell>
          <table:table-cell office:value-type="float" office:value="0.371106" calcext:value-type="float">
            <text:p>0.371106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70856" calcext:value-type="float">
            <text:p>0.570856</text:p>
          </table:table-cell>
          <table:table-cell office:value-type="float" office:value="0.451192" calcext:value-type="float">
            <text:p>0.451192</text:p>
          </table:table-cell>
          <table:table-cell office:value-type="float" office:value="0.547515" calcext:value-type="float">
            <text:p>0.547515</text:p>
          </table:table-cell>
        </table:table-row>
        <table:table-row table:style-name="ro1">
          <table:table-cell office:value-type="string" calcext:value-type="string">
            <text:p><text:s/>consensus1,3,5,6 <text:s text:c="4"/></text:p>
          </table:table-cell>
          <table:table-cell office:value-type="float" office:value="0.469994" calcext:value-type="float">
            <text:p>0.469994</text:p>
          </table:table-cell>
          <table:table-cell office:value-type="float" office:value="0.368236" calcext:value-type="float">
            <text:p>0.368236</text:p>
          </table:table-cell>
          <table:table-cell office:value-type="float" office:value="0.170507" calcext:value-type="float">
            <text:p>0.170507</text:p>
          </table:table-cell>
          <table:table-cell office:value-type="float" office:value="0.570393" calcext:value-type="float">
            <text:p>0.570393</text:p>
          </table:table-cell>
          <table:table-cell office:value-type="float" office:value="0.445256" calcext:value-type="float">
            <text:p>0.445256</text:p>
          </table:table-cell>
          <table:table-cell office:value-type="float" office:value="0.539953" calcext:value-type="float">
            <text:p>0.539953</text:p>
          </table:table-cell>
        </table:table-row>
        <table:table-row table:style-name="ro1">
          <table:table-cell office:value-type="string" calcext:value-type="string">
            <text:p><text:s/>consensus1,3,6 <text:s text:c="6"/></text:p>
          </table:table-cell>
          <table:table-cell office:value-type="float" office:value="0.466654" calcext:value-type="float">
            <text:p>0.466654</text:p>
          </table:table-cell>
          <table:table-cell office:value-type="float" office:value="0.367959" calcext:value-type="float">
            <text:p>0.367959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66496" calcext:value-type="float">
            <text:p>0.566496</text:p>
          </table:table-cell>
          <table:table-cell office:value-type="float" office:value="0.438497" calcext:value-type="float">
            <text:p>0.438497</text:p>
          </table:table-cell>
          <table:table-cell office:value-type="float" office:value="0.543085" calcext:value-type="float">
            <text:p>0.543085</text:p>
          </table:table-cell>
        </table:table-row>
        <table:table-row table:style-name="ro1">
          <table:table-cell office:value-type="string" calcext:value-type="string">
            <text:p><text:s/>consensus1,5,6 <text:s text:c="6"/></text:p>
          </table:table-cell>
          <table:table-cell office:value-type="float" office:value="0.461433" calcext:value-type="float">
            <text:p>0.461433</text:p>
          </table:table-cell>
          <table:table-cell office:value-type="float" office:value="0.362479" calcext:value-type="float">
            <text:p>0.362479</text:p>
          </table:table-cell>
          <table:table-cell office:value-type="float" office:value="0.152074" calcext:value-type="float">
            <text:p>0.152074</text:p>
          </table:table-cell>
          <table:table-cell office:value-type="float" office:value="0.562871" calcext:value-type="float">
            <text:p>0.562871</text:p>
          </table:table-cell>
          <table:table-cell office:value-type="float" office:value="0.440895" calcext:value-type="float">
            <text:p>0.440895</text:p>
          </table:table-cell>
          <table:table-cell office:value-type="float" office:value="0.528869" calcext:value-type="float">
            <text:p>0.528869</text:p>
          </table:table-cell>
        </table:table-row>
        <table:table-row table:style-name="ro1">
          <table:table-cell office:value-type="string" calcext:value-type="string">
            <text:p><text:s/>consensus1,4,6 <text:s text:c="6"/>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354078" calcext:value-type="float">
            <text:p>0.35407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550902" calcext:value-type="float">
            <text:p>0.550902</text:p>
          </table:table-cell>
          <table:table-cell office:value-type="float" office:value="0.420479" calcext:value-type="float">
            <text:p>0.420479</text:p>
          </table:table-cell>
          <table:table-cell office:value-type="float" office:value="0.521872" calcext:value-type="float">
            <text:p>0.521872</text:p>
          </table:table-cell>
        </table:table-row>
        <table:table-row table:style-name="ro1">
          <table:table-cell office:value-type="string" calcext:value-type="string">
            <text:p><text:s/>consensus2,4,5 <text:s text:c="6"/></text:p>
          </table:table-cell>
          <table:table-cell office:value-type="float" office:value="0.445924" calcext:value-type="float">
            <text:p>0.445924</text:p>
          </table:table-cell>
          <table:table-cell office:value-type="float" office:value="0.346809" calcext:value-type="float">
            <text:p>0.346809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47016" calcext:value-type="float">
            <text:p>0.547016</text:p>
          </table:table-cell>
          <table:table-cell office:value-type="float" office:value="0.411325" calcext:value-type="float">
            <text:p>0.411325</text:p>
          </table:table-cell>
          <table:table-cell office:value-type="float" office:value="0.534985" calcext:value-type="float">
            <text:p>0.534985</text:p>
          </table:table-cell>
        </table:table-row>
        <table:table-row table:style-name="ro1">
          <table:table-cell office:value-type="string" calcext:value-type="string">
            <text:p><text:s/>consensus1,3,4,5,6 <text:s text:c="2"/></text:p>
          </table:table-cell>
          <table:table-cell office:value-type="float" office:value="0.435687" calcext:value-type="float">
            <text:p>0.435687</text:p>
          </table:table-cell>
          <table:table-cell office:value-type="float" office:value="0.340047" calcext:value-type="float">
            <text:p>0.340047</text:p>
          </table:table-cell>
          <table:table-cell office:value-type="float" office:value="0.152074" calcext:value-type="float">
            <text:p>0.152074</text:p>
          </table:table-cell>
          <table:table-cell office:value-type="float" office:value="0.534309" calcext:value-type="float">
            <text:p>0.534309</text:p>
          </table:table-cell>
          <table:table-cell office:value-type="float" office:value="0.403702" calcext:value-type="float">
            <text:p>0.403702</text:p>
          </table:table-cell>
          <table:table-cell office:value-type="float" office:value="0.521221" calcext:value-type="float">
            <text:p>0.521221</text:p>
          </table:table-cell>
        </table:table-row>
        <table:table-row table:style-name="ro1">
          <table:table-cell office:value-type="string" calcext:value-type="string">
            <text:p><text:s/>consensus2,3,5,6 <text:s text:c="4"/></text:p>
          </table:table-cell>
          <table:table-cell office:value-type="float" office:value="0.434049" calcext:value-type="float">
            <text:p>0.434049</text:p>
          </table:table-cell>
          <table:table-cell office:value-type="float" office:value="0.339365" calcext:value-type="float">
            <text:p>0.339365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7308" calcext:value-type="float">
            <text:p>0.537308</text:p>
          </table:table-cell>
          <table:table-cell office:value-type="float" office:value="0.400162" calcext:value-type="float">
            <text:p>0.400162</text:p>
          </table:table-cell>
          <table:table-cell office:value-type="float" office:value="0.522374" calcext:value-type="float">
            <text:p>0.522374</text:p>
          </table:table-cell>
        </table:table-row>
        <table:table-row table:style-name="ro1">
          <table:table-cell office:value-type="string" calcext:value-type="string">
            <text:p><text:s/>consensus2,4,5,6 <text:s text:c="4"/></text:p>
          </table:table-cell>
          <table:table-cell office:value-type="float" office:value="0.433424" calcext:value-type="float">
            <text:p>0.433424</text:p>
          </table:table-cell>
          <table:table-cell office:value-type="float" office:value="0.338945" calcext:value-type="float">
            <text:p>0.338945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46339" calcext:value-type="float">
            <text:p>0.546339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517445" calcext:value-type="float">
            <text:p>0.517445</text:p>
          </table:table-cell>
        </table:table-row>
        <table:table-row table:style-name="ro1">
          <table:table-cell office:value-type="string" calcext:value-type="string">
            <text:p><text:s/>consensus2,3,6 <text:s text:c="6"/></text:p>
          </table:table-cell>
          <table:table-cell office:value-type="float" office:value="0.432641" calcext:value-type="float">
            <text:p>0.432641</text:p>
          </table:table-cell>
          <table:table-cell office:value-type="float" office:value="0.340079" calcext:value-type="float">
            <text:p>0.340079</text:p>
          </table:table-cell>
          <table:table-cell office:value-type="float" office:value="0.170507" calcext:value-type="float">
            <text:p>0.170507</text:p>
          </table:table-cell>
          <table:table-cell office:value-type="float" office:value="0.538248" calcext:value-type="float">
            <text:p>0.538248</text:p>
          </table:table-cell>
          <table:table-cell office:value-type="float" office:value="0.397171" calcext:value-type="float">
            <text:p>0.397171</text:p>
          </table:table-cell>
          <table:table-cell office:value-type="float" office:value="0.52162" calcext:value-type="float">
            <text:p>0.52162</text:p>
          </table:table-cell>
        </table:table-row>
        <table:table-row table:style-name="ro1">
          <table:table-cell office:value-type="string" calcext:value-type="string">
            <text:p><text:s/>consensus2,3,5 <text:s text:c="6"/></text:p>
          </table:table-cell>
          <table:table-cell office:value-type="float" office:value="0.432442" calcext:value-type="float">
            <text:p>0.432442</text:p>
          </table:table-cell>
          <table:table-cell office:value-type="float" office:value="0.337239" calcext:value-type="float">
            <text:p>0.337239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530964" calcext:value-type="float">
            <text:p>0.530964</text:p>
          </table:table-cell>
          <table:table-cell office:value-type="float" office:value="0.39752" calcext:value-type="float">
            <text:p>0.39752</text:p>
          </table:table-cell>
          <table:table-cell office:value-type="float" office:value="0.522492" calcext:value-type="float">
            <text:p>0.522492</text:p>
          </table:table-cell>
        </table:table-row>
        <table:table-row table:style-name="ro1">
          <table:table-cell office:value-type="string" calcext:value-type="string">
            <text:p><text:s/>consensus1,3,4,5 <text:s text:c="4"/></text:p>
          </table:table-cell>
          <table:table-cell office:value-type="float" office:value="0.432281" calcext:value-type="float">
            <text:p>0.432281</text:p>
          </table:table-cell>
          <table:table-cell office:value-type="float" office:value="0.338547" calcext:value-type="float">
            <text:p>0.33854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526611" calcext:value-type="float">
            <text:p>0.526611</text:p>
          </table:table-cell>
          <table:table-cell office:value-type="float" office:value="0.395062" calcext:value-type="float">
            <text:p>0.395062</text:p>
          </table:table-cell>
          <table:table-cell office:value-type="float" office:value="0.524764" calcext:value-type="float">
            <text:p>0.524764</text:p>
          </table:table-cell>
        </table:table-row>
        <table:table-row table:style-name="ro1">
          <table:table-cell office:value-type="string" calcext:value-type="string">
            <text:p><text:s/>consensus1,3,4,6 <text:s text:c="4"/></text:p>
          </table:table-cell>
          <table:table-cell office:value-type="float" office:value="0.431881" calcext:value-type="float">
            <text:p>0.431881</text:p>
          </table:table-cell>
          <table:table-cell office:value-type="float" office:value="0.33768" calcext:value-type="float">
            <text:p>0.33768</text:p>
          </table:table-cell>
          <table:table-cell office:value-type="float" office:value="0.147465" calcext:value-type="float">
            <text:p>0.14746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396105" calcext:value-type="float">
            <text:p>0.396105</text:p>
          </table:table-cell>
          <table:table-cell office:value-type="float" office:value="0.521306" calcext:value-type="float">
            <text:p>0.521306</text:p>
          </table:table-cell>
        </table:table-row>
        <table:table-row table:style-name="ro1">
          <table:table-cell office:value-type="string" calcext:value-type="string">
            <text:p><text:s/>consensus2,5,6 <text:s text:c="6"/></text:p>
          </table:table-cell>
          <table:table-cell office:value-type="float" office:value="0.429161" calcext:value-type="float">
            <text:p>0.429161</text:p>
          </table:table-cell>
          <table:table-cell office:value-type="float" office:value="0.336889" calcext:value-type="float">
            <text:p>0.336889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399426" calcext:value-type="float">
            <text:p>0.399426</text:p>
          </table:table-cell>
          <table:table-cell office:value-type="float" office:value="0.51368" calcext:value-type="float">
            <text:p>0.51368</text:p>
          </table:table-cell>
        </table:table-row>
        <table:table-row table:style-name="ro1">
          <table:table-cell office:value-type="string" calcext:value-type="string">
            <text:p><text:s/>consensus2,3,4,5,6 <text:s text:c="2"/></text:p>
          </table:table-cell>
          <table:table-cell office:value-type="float" office:value="0.429152" calcext:value-type="float">
            <text:p>0.429152</text:p>
          </table:table-cell>
          <table:table-cell office:value-type="float" office:value="0.333838" calcext:value-type="float">
            <text:p>0.333838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033" calcext:value-type="float">
            <text:p>0.53033</text:p>
          </table:table-cell>
          <table:table-cell office:value-type="float" office:value="0.389557" calcext:value-type="float">
            <text:p>0.389557</text:p>
          </table:table-cell>
          <table:table-cell office:value-type="float" office:value="0.527257" calcext:value-type="float">
            <text:p>0.527257</text:p>
          </table:table-cell>
        </table:table-row>
        <table:table-row table:style-name="ro1">
          <table:table-cell office:value-type="string" calcext:value-type="string">
            <text:p><text:s/>consensus1,3,4 <text:s text:c="6"/></text:p>
          </table:table-cell>
          <table:table-cell office:value-type="float" office:value="0.427611" calcext:value-type="float">
            <text:p>0.427611</text:p>
          </table:table-cell>
          <table:table-cell office:value-type="float" office:value="0.333516" calcext:value-type="float">
            <text:p>0.333516</text:p>
          </table:table-cell>
          <table:table-cell office:value-type="float" office:value="0.147465" calcext:value-type="float">
            <text:p>0.147465</text:p>
          </table:table-cell>
          <table:table-cell office:value-type="float" office:value="0.525212" calcext:value-type="float">
            <text:p>0.525212</text:p>
          </table:table-cell>
          <table:table-cell office:value-type="float" office:value="0.386965" calcext:value-type="float">
            <text:p>0.386965</text:p>
          </table:table-cell>
          <table:table-cell office:value-type="float" office:value="0.525151" calcext:value-type="float">
            <text:p>0.525151</text:p>
          </table:table-cell>
        </table:table-row>
        <table:table-row table:style-name="ro1">
          <table:table-cell office:value-type="string" calcext:value-type="string">
            <text:p><text:s/>consensus2,3,4,5 <text:s text:c="4"/>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0.329115" calcext:value-type="float">
            <text:p>0.329115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20134" calcext:value-type="float">
            <text:p>0.520134</text:p>
          </table:table-cell>
          <table:table-cell office:value-type="float" office:value="0.38188" calcext:value-type="float">
            <text:p>0.38188</text:p>
          </table:table-cell>
          <table:table-cell office:value-type="float" office:value="0.523216" calcext:value-type="float">
            <text:p>0.523216</text:p>
          </table:table-cell>
        </table:table-row>
        <table:table-row table:style-name="ro1">
          <table:table-cell office:value-type="string" calcext:value-type="string">
            <text:p><text:s/>consensus2,3,4,6 <text:s text:c="4"/></text:p>
          </table:table-cell>
          <table:table-cell office:value-type="float" office:value="0.414836" calcext:value-type="float">
            <text:p>0.414836</text:p>
          </table:table-cell>
          <table:table-cell office:value-type="float" office:value="0.324374" calcext:value-type="float">
            <text:p>0.324374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517001" calcext:value-type="float">
            <text:p>0.517001</text:p>
          </table:table-cell>
          <table:table-cell office:value-type="float" office:value="0.373616" calcext:value-type="float">
            <text:p>0.373616</text:p>
          </table:table-cell>
          <table:table-cell office:value-type="float" office:value="0.512656" calcext:value-type="float">
            <text:p>0.512656</text:p>
          </table:table-cell>
        </table:table-row>
        <table:table-row table:style-name="ro1">
          <table:table-cell office:value-type="string" calcext:value-type="string">
            <text:p><text:s/>consensus2,3,4 <text:s text:c="6"/></text:p>
          </table:table-cell>
          <table:table-cell office:value-type="float" office:value="0.409965" calcext:value-type="float">
            <text:p>0.409965</text:p>
          </table:table-cell>
          <table:table-cell office:value-type="float" office:value="0.319743" calcext:value-type="float">
            <text:p>0.319743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14323" calcext:value-type="float">
            <text:p>0.514323</text:p>
          </table:table-cell>
          <table:table-cell office:value-type="float" office:value="0.367788" calcext:value-type="float">
            <text:p>0.367788</text:p>
          </table:table-cell>
          <table:table-cell office:value-type="float" office:value="0.508208" calcext:value-type="float">
            <text:p>0.508208</text:p>
          </table:table-cell>
        </table:table-row>
        <table:table-row table:style-name="ro1">
          <table:table-cell office:value-type="string" calcext:value-type="string">
            <text:p><text:s/>consensus2,4,6 <text:s text:c="6"/></text:p>
          </table:table-cell>
          <table:table-cell office:value-type="float" office:value="0.407304" calcext:value-type="float">
            <text:p>0.407304</text:p>
          </table:table-cell>
          <table:table-cell office:value-type="float" office:value="0.318765" calcext:value-type="float">
            <text:p>0.318765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21338" calcext:value-type="float">
            <text:p>0.521338</text:p>
          </table:table-cell>
          <table:table-cell office:value-type="float" office:value="0.373383" calcext:value-type="float">
            <text:p>0.373383</text:p>
          </table:table-cell>
          <table:table-cell office:value-type="float" office:value="0.496382" calcext:value-type="float">
            <text:p>0.496382</text:p>
          </table:table-cell>
        </table:table-row>
        <table:table-row table:style-name="ro1">
          <table:table-cell office:value-type="string" calcext:value-type="string">
            <text:p><text:s/>consensus3,4,5,6 <text:s text:c="4"/></text:p>
          </table:table-cell>
          <table:table-cell office:value-type="float" office:value="0.384341" calcext:value-type="float">
            <text:p>0.384341</text:p>
          </table:table-cell>
          <table:table-cell office:value-type="float" office:value="0.298749" calcext:value-type="float">
            <text:p>0.298749</text:p>
          </table:table-cell>
          <table:table-cell office:value-type="float" office:value="0.0967742" calcext:value-type="float">
            <text:p>0.0967742</text:p>
          </table:table-cell>
          <table:table-cell office:value-type="float" office:value="0.478735" calcext:value-type="float">
            <text:p>0.478735</text:p>
          </table:table-cell>
          <table:table-cell office:value-type="float" office:value="0.337523" calcext:value-type="float">
            <text:p>0.337523</text:p>
          </table:table-cell>
          <table:table-cell office:value-type="float" office:value="0.495761" calcext:value-type="float">
            <text:p>0.495761</text:p>
          </table:table-cell>
        </table:table-row>
        <table:table-row table:style-name="ro1">
          <table:table-cell office:value-type="string" calcext:value-type="string">
            <text:p><text:s/>consensus3,4,5 <text:s text:c="6"/>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297321" calcext:value-type="float">
            <text:p>0.297321</text:p>
          </table:table-cell>
          <table:table-cell office:value-type="float" office:value="0.101382" calcext:value-type="float">
            <text:p>0.101382</text:p>
          </table:table-cell>
          <table:table-cell office:value-type="float" office:value="0.477603" calcext:value-type="float">
            <text:p>0.477603</text:p>
          </table:table-cell>
          <table:table-cell office:value-type="float" office:value="0.337176" calcext:value-type="float">
            <text:p>0.337176</text:p>
          </table:table-cell>
          <table:table-cell office:value-type="float" office:value="0.496899" calcext:value-type="float">
            <text:p>0.496899</text:p>
          </table:table-cell>
        </table:table-row>
        <table:table-row table:style-name="ro1">
          <table:table-cell office:value-type="string" calcext:value-type="string">
            <text:p><text:s/>consensus3,4 <text:s text:c="8"/></text:p>
          </table:table-cell>
          <table:table-cell office:value-type="float" office:value="0.38043" calcext:value-type="float">
            <text:p>0.38043</text:p>
          </table:table-cell>
          <table:table-cell office:value-type="float" office:value="0.295427" calcext:value-type="float">
            <text:p>0.295427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59" calcext:value-type="float">
            <text:p>0.47559</text:p>
          </table:table-cell>
          <table:table-cell office:value-type="float" office:value="0.331302" calcext:value-type="float">
            <text:p>0.331302</text:p>
          </table:table-cell>
          <table:table-cell office:value-type="float" office:value="0.49299" calcext:value-type="float">
            <text:p>0.49299</text:p>
          </table:table-cell>
        </table:table-row>
        <table:table-row table:style-name="ro1">
          <table:table-cell office:value-type="string" calcext:value-type="string">
            <text:p><text:s/>consensus3,6 <text:s text:c="8"/></text:p>
          </table:table-cell>
          <table:table-cell office:value-type="float" office:value="0.38043" calcext:value-type="float">
            <text:p>0.38043</text:p>
          </table:table-cell>
          <table:table-cell office:value-type="float" office:value="0.295427" calcext:value-type="float">
            <text:p>0.295427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59" calcext:value-type="float">
            <text:p>0.47559</text:p>
          </table:table-cell>
          <table:table-cell office:value-type="float" office:value="0.331302" calcext:value-type="float">
            <text:p>0.331302</text:p>
          </table:table-cell>
          <table:table-cell office:value-type="float" office:value="0.49299" calcext:value-type="float">
            <text:p>0.49299</text:p>
          </table:table-cell>
        </table:table-row>
        <table:table-row table:style-name="ro1">
          <table:table-cell office:value-type="string" calcext:value-type="string">
            <text:p><text:s/>consensus3 <text:s text:c="10"/></text:p>
          </table:table-cell>
          <table:table-cell office:value-type="float" office:value="0.379836" calcext:value-type="float">
            <text:p>0.379836</text:p>
          </table:table-cell>
          <table:table-cell office:value-type="float" office:value="0.294936" calcext:value-type="float">
            <text:p>0.294936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49171" calcext:value-type="float">
            <text:p>0.49171</text:p>
          </table:table-cell>
        </table:table-row>
        <table:table-row table:style-name="ro1">
          <table:table-cell office:value-type="string" calcext:value-type="string">
            <text:p><text:s/>consensus3,5 <text:s text:c="8"/></text:p>
          </table:table-cell>
          <table:table-cell office:value-type="float" office:value="0.379836" calcext:value-type="float">
            <text:p>0.379836</text:p>
          </table:table-cell>
          <table:table-cell office:value-type="float" office:value="0.294936" calcext:value-type="float">
            <text:p>0.294936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49171" calcext:value-type="float">
            <text:p>0.49171</text:p>
          </table:table-cell>
        </table:table-row>
        <table:table-row table:style-name="ro1">
          <table:table-cell office:value-type="string" calcext:value-type="string">
            <text:p><text:s/>consensus3,4,6 <text:s text:c="6"/></text:p>
          </table:table-cell>
          <table:table-cell office:value-type="float" office:value="0.371966" calcext:value-type="float">
            <text:p>0.371966</text:p>
          </table:table-cell>
          <table:table-cell office:value-type="float" office:value="0.290224" calcext:value-type="float">
            <text:p>0.290224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325074" calcext:value-type="float">
            <text:p>0.325074</text:p>
          </table:table-cell>
          <table:table-cell office:value-type="float" office:value="0.480851" calcext:value-type="float">
            <text:p>0.480851</text:p>
          </table:table-cell>
        </table:table-row>
        <table:table-row table:style-name="ro1">
          <table:table-cell office:value-type="string" calcext:value-type="string">
            <text:p><text:s/>consensus3,5,6 <text:s text:c="6"/></text:p>
          </table:table-cell>
          <table:table-cell office:value-type="float" office:value="0.369425" calcext:value-type="float">
            <text:p>0.369425</text:p>
          </table:table-cell>
          <table:table-cell office:value-type="float" office:value="0.286683" calcext:value-type="float">
            <text:p>0.286683</text:p>
          </table:table-cell>
          <table:table-cell office:value-type="float" office:value="0.0875576" calcext:value-type="float">
            <text:p>0.0875576</text:p>
          </table:table-cell>
          <table:table-cell office:value-type="float" office:value="0.468241" calcext:value-type="float">
            <text:p>0.468241</text:p>
          </table:table-cell>
          <table:table-cell office:value-type="float" office:value="0.327613" calcext:value-type="float">
            <text:p>0.327613</text:p>
          </table:table-cell>
          <table:table-cell office:value-type="float" office:value="0.477773" calcext:value-type="float">
            <text:p>0.477773</text:p>
          </table:table-cell>
        </table:table-row>
        <table:table-row table:style-name="ro1">
          <table:table-cell office:value-type="string" calcext:value-type="string">
            <text:p><text:s/>consensus5 <text:s text:c="10"/></text:p>
          </table:table-cell>
          <table:table-cell office:value-type="float" office:value="0.353788" calcext:value-type="float">
            <text:p>0.353788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.457771" calcext:value-type="float">
            <text:p>0.457771</text:p>
          </table:table-cell>
          <table:table-cell office:value-type="float" office:value="0.311593" calcext:value-type="float">
            <text:p>0.311593</text:p>
          </table:table-cell>
          <table:table-cell office:value-type="float" office:value="0.46709" calcext:value-type="float">
            <text:p>0.46709</text:p>
          </table:table-cell>
        </table:table-row>
        <table:table-row table:style-name="ro1">
          <table:table-cell office:value-type="string" calcext:value-type="string">
            <text:p><text:s/>consensus5,6 <text:s text:c="8"/></text:p>
          </table:table-cell>
          <table:table-cell office:value-type="float" office:value="0.353788" calcext:value-type="float">
            <text:p>0.353788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.457771" calcext:value-type="float">
            <text:p>0.457771</text:p>
          </table:table-cell>
          <table:table-cell office:value-type="float" office:value="0.311593" calcext:value-type="float">
            <text:p>0.311593</text:p>
          </table:table-cell>
          <table:table-cell office:value-type="float" office:value="0.46709" calcext:value-type="float">
            <text:p>0.46709</text:p>
          </table:table-cell>
        </table:table-row>
        <table:table-row table:style-name="ro1">
          <table:table-cell office:value-type="string" calcext:value-type="string">
            <text:p><text:s/>consensus4,5 <text:s text:c="8"/></text:p>
          </table:table-cell>
          <table:table-cell office:value-type="float" office:value="0.349307" calcext:value-type="float">
            <text:p>0.349307</text:p>
          </table:table-cell>
          <table:table-cell office:value-type="float" office:value="0.271171" calcext:value-type="float">
            <text:p>0.27117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41" calcext:value-type="float">
            <text:p>0.45541</text:p>
          </table:table-cell>
          <table:table-cell office:value-type="float" office:value="0.302051" calcext:value-type="float">
            <text:p>0.302051</text:p>
          </table:table-cell>
          <table:table-cell office:value-type="float" office:value="0.460871" calcext:value-type="float">
            <text:p>0.460871</text:p>
          </table:table-cell>
        </table:table-row>
        <table:table-row table:style-name="ro1">
          <table:table-cell office:value-type="string" calcext:value-type="string">
            <text:p><text:s/>consensus4 <text:s text:c="10"/>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0.271001" calcext:value-type="float">
            <text:p>0.27100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085" calcext:value-type="float">
            <text:p>0.455085</text:p>
          </table:table-cell>
          <table:table-cell office:value-type="float" office:value="0.302059" calcext:value-type="float">
            <text:p>0.302059</text:p>
          </table:table-cell>
          <table:table-cell office:value-type="float" office:value="0.460572" calcext:value-type="float">
            <text:p>0.460572</text:p>
          </table:table-cell>
        </table:table-row>
        <table:table-row table:style-name="ro1">
          <table:table-cell office:value-type="string" calcext:value-type="string">
            <text:p><text:s/>consensus4,6 <text:s text:c="8"/>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0.271001" calcext:value-type="float">
            <text:p>0.27100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085" calcext:value-type="float">
            <text:p>0.455085</text:p>
          </table:table-cell>
          <table:table-cell office:value-type="float" office:value="0.302059" calcext:value-type="float">
            <text:p>0.302059</text:p>
          </table:table-cell>
          <table:table-cell office:value-type="float" office:value="0.460572" calcext:value-type="float">
            <text:p>0.460572</text:p>
          </table:table-cell>
        </table:table-row>
        <table:table-row table:style-name="ro1">
          <table:table-cell office:value-type="string" calcext:value-type="string">
            <text:p><text:s/>consensus4,5,6 <text:s text:c="6"/></text:p>
          </table:table-cell>
          <table:table-cell office:value-type="float" office:value="0.341694" calcext:value-type="float">
            <text:p>0.341694</text:p>
          </table:table-cell>
          <table:table-cell office:value-type="float" office:value="0.266283" calcext:value-type="float">
            <text:p>0.266283</text:p>
          </table:table-cell>
          <table:table-cell office:value-type="float" office:value="0.0737327" calcext:value-type="float">
            <text:p>0.0737327</text:p>
          </table:table-cell>
          <table:table-cell office:value-type="float" office:value="0.447387" calcext:value-type="float">
            <text:p>0.447387</text:p>
          </table:table-cell>
          <table:table-cell office:value-type="float" office:value="0.301679" calcext:value-type="float">
            <text:p>0.301679</text:p>
          </table:table-cell>
          <table:table-cell office:value-type="float" office:value="0.443547" calcext:value-type="float">
            <text:p>0.443547</text:p>
          </table:table-cell>
        </table:table-row>
        <table:table-row table:style-name="ro1">
          <table:table-cell office:value-type="string" calcext:value-type="string">
            <text:p><text:s/>consensus6 <text:s text:c="10"/></text:p>
          </table:table-cell>
          <table:table-cell office:value-type="float" office:value="0.27653" calcext:value-type="float">
            <text:p>0.27653</text:p>
          </table:table-cell>
          <table:table-cell office:value-type="float" office:value="0.21136" calcext:value-type="float">
            <text:p>0.21136</text:p>
          </table:table-cell>
          <table:table-cell office:value-type="float" office:value="0.0737327" calcext:value-type="float">
            <text:p>0.0737327</text:p>
          </table:table-cell>
          <table:table-cell office:value-type="float" office:value="0.434154" calcext:value-type="float">
            <text:p>0.434154</text:p>
          </table:table-cell>
          <table:table-cell office:value-type="float" office:value="0.244957" calcext:value-type="float">
            <text:p>0.244957</text:p>
          </table:table-cell>
          <table:table-cell office:value-type="float" office:value="0.352698" calcext:value-type="float">
            <text:p>0.352698</text:p>
          </table:table-cell>
        </table:table-row>
        <calcext:conditional-formats>
          <calcext:conditional-format calcext:target-range-address="Sheet1.B3:Sheet1.B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:Sheet1.C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3:Sheet1.D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3:Sheet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3:Sheet1.F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3:Sheet1.G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:Sheet1.G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46:09.922857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1:11:37.332253043</meta:creation-date>
    <dc:date>2021-02-10T22:47:29.315752524</dc:date>
    <meta:editing-duration>PT4M4S</meta:editing-duration>
    <meta:editing-cycles>3</meta:editing-cycles>
    <meta:generator>LibreOffice/6.4.7.2$Linux_X86_64 LibreOffice_project/40$Build-2</meta:generator>
    <meta:document-statistic meta:table-count="1" meta:cell-count="455" meta:object-count="0"/>
  </office:meta>
</office:document-meta>
</file>